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3"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3"><text:s text:c="5"/>Mary sat in the large room in the chair. She was naked, stripped of her clothing. “What do you want?”</text:p>
      <text:p text:style-name="P53"><text:s text:c="5"/>“You will be a fine addition to our gene pool.” The alien said.</text:p>
      <text:p text:style-name="P53"><text:s text:c="5"/><text:span text:style-name="T392">Mary shook her head. She didn’t like the thought of that. “No! I won’t do it.” She said.</text:span></text:p>
      <text:p text:style-name="P53"><text:s text:c="5"/><text:span text:style-name="T392">The alien shook his head. “You have no choice but to comply.” He said.</text:span></text:p>
      <text:p text:style-name="P53"><text:s text:c="5"/><text:span text:style-name="T393">Screams could be heard all the way down the hallway.</text:span></text:p>
      <text:p text:style-name="P53"><text:s text:c="5"/><text:span text:style-name="T394">Russ winced at the screams. He could only imagine what torture they were putting the </text:span><text:span text:style-name="T395">poor</text:span><text:span text:style-name="T394"> woman through.</text:span></text:p>
      <text:p text:style-name="P53"/>
      <text:p text:style-name="P54">Chapter Seventeen</text:p>
      <text:p text:style-name="P54"/>
      <text:p text:style-name="P54"><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4"><text:s text:c="5"/><text:span text:style-name="T397">Moving towards the craft, Jones was sucked up into it via the blue light.</text:span></text:p>
      <text:p text:style-name="P54"><text:s text:c="5"/><text:span text:style-name="T397">Coming on board, Jones began fighting the aliens. </text:span><text:span text:style-name="T398">Attacking them from behind, he took them out one by one.</text:span></text:p>
      <text:p text:style-name="P54"><text:soft-page-break/><text:s text:c="5"/><text:span text:style-name="T398">Coming to the cells, Jones found Russ. “Russ you’re here, good.” He said. “I’m here to get you people out.”</text:span></text:p>
      <text:p text:style-name="P54"><text:s text:c="5"/><text:span text:style-name="T398">John shook his head. “They won’t like that.”</text:span></text:p>
      <text:p text:style-name="P54"><text:s text:c="5"/>“<text:span text:style-name="T398">Who cares what they like.” Jones said. “I’m here to set you all free.”</text:span></text:p>
      <text:p text:style-name="P54"><text:s text:c="5"/><text:span text:style-name="T399">Damaging the cell’s internal power the bars went down. Russ took a step into freedom. “Good work Jones.” He said. “We have got to find a way off this ship.”</text:span></text:p>
      <text:p text:style-name="P54"><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5T09:24:17.400000000</dc:date>
    <meta:editing-cycles>429</meta:editing-cycles>
    <meta:generator>LibreOffice/7.4.1.2$Windows_X86_64 LibreOffice_project/3c58a8f3a960df8bc8fd77b461821e42c061c5f0</meta:generator>
    <meta:editing-duration>PT12H57M7S</meta:editing-duration>
    <meta:document-statistic meta:table-count="0" meta:image-count="0" meta:object-count="0" meta:page-count="65" meta:paragraph-count="831" meta:word-count="16250" meta:character-count="91596" meta:non-whitespace-character-count="72198"/>
  </office:meta>
</office:document-meta>
</file>